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Discussion Points</text:p>
          </draw:text-box>
        </draw:frame>
        <draw:frame presentation:style-name="pr2" draw:layer="layout" svg:width="24cm" svg:height="10cm" svg:x="2cm" svg:y="4cm" presentation:class="outline">
          <draw:text-box>
            <text:list text:style-name="L2">
              <text:list-item>
                <text:p>I can provide code to estimate natural frequency of modes 1 &amp; 2 w.r.t. the amplitudes separately. No information about excitation force over here. </text:p>
              </text:list-item>
              <text:list-item>
                <text:p>Transient code is also possible.</text:p>
              </text:list-item>
              <text:list-item>
                <text:p>Is there any particular reason for the linear damping you have assumed? <text:line-break/></text:p>
              </text:list-item>
              <text:list-item>
                <text:p>Facing convergence issues for the rigid coulomb model. It might help to have a smoother model as the starting point – but I’m quite confident I can get it to converge with some eff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1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1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1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4:51:27.888505179</meta:creation-date>
    <meta:editing-duration>PT48M47S</meta:editing-duration>
    <meta:editing-cycles>3</meta:editing-cycles>
    <meta:generator>LibreOffice/7.4.2.3$Linux_X86_64 LibreOffice_project/40$Build-3</meta:generator>
    <dc:title>Focus</dc:title>
    <dc:date>2023-01-19T15:40:15.626324159</dc:date>
    <meta:document-statistic meta:object-count="80"/>
  </office:meta>
</office:document-meta>
</file>